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raditionnel « Hello world ! » affiché de manière cyclique sur un écran.</text:p>
      <text:p text:style-name="Standard"/>
      <text:p text:style-name="Standard">Nous allons voir ici deux modules couramment utilisés dans les systèmes embarqués : le timer et le port de communication USART. Ces deux éléments vous nous permettre d'envoyé la chaîne de caractères « Hello world ! » grâce au port USART et cela de façon cyclique grâce au timer.</text:p>
      <text:p text:style-name="Standard"/>
      <text:p text:style-name="Standard">Tout d'abord, paramétrons le timer pour qu'il affiche un message un message de manière cyclique. Comme je l'ai énoncé dans la présentation, je base ma programmation sur des interruptions. Je vais donc utiliser le timer pour générer une interruption cyclique. Afin de ne pas faire deux chose à la fois, je vais d'abord faire clignoter la LED 13 avec le timer.</text:p>
      <text:p text:style-name="Standard"/>
      <text:p text:style-name="Standard">Paramétrons d'abord le timer et la gestion de son interruption. J'ai choisit le timer 1, qui est sur 16 bits, et qui permet de compter plus longtemps et donc d'avoir le temps de voir la LED clignoter. Voici le programme permettant de le faire :</text:p>
      <text:p text:style-name="Standard"/>
      <text:p text:style-name="Standard"/>
      <text:p text:style-name="Standard">L'ensemble du projet peut être télécharger ici :</text:p>
      <text:p text:style-name="Standard"/>
      <text:p text:style-name="Standard">Intéressons-nous maintenant au port USART. Nous allons le paramétrer de manière à établir une communication à 57600 bauds et en configuration 8N1. La première chose que nous allons envoyer sera un nombre en hexadécimal. <text:s/>Voici le programme :</text:p>
      <text:p text:style-name="Standard"/>
      <text:p text:style-name="Standard">L'ensemble du projet peut être télécharger ici :</text:p>
      <text:p text:style-name="Standard"/>
      <text:p text:style-name="Standard">Bon je sais, afficher un nombre en hexadécimal c'est pas génial pour communiquer (sauf avec une machine), envoyons donc maintenant un caractère. Voici le nouveau programme ainsi obtenu :</text:p>
      <text:p text:style-name="Standard"/>
      <text:p text:style-name="Standard">L'ensemble du projet peut être télécharger ici :</text:p>
      <text:p text:style-name="Standard"/>
      <text:p text:style-name="Standard">D'accord, envoyer lettre par lettre, c'est un peu lourd. Nous allons donc envoyer la chaîne de caractères « Hello world ! » (ou le string si vous préférez). Voici le programme permettant de le faire :</text:p>
      <text:p text:style-name="Standard"/>
      <text:p text:style-name="Standard">L'ensemble du projet peut être télécharger ici :</text:p>
      <text:p text:style-name="Standard"/>
      <text:p text:style-name="Standard">Et là, je sens venir le « Quoi, il nous pompe l'aire avec ces interruptions pour pas utiliser du temps processeur, nia nia nia et la il nous sort ça : »</text:p>
      <text:p text:style-name="Standard"/>
      <text:p text:style-name="Standard"/>
      <text:p text:style-name="Standard">Ouais, je sais, je ne vais pas faire de mauvaise fois, j'avais la flemme de créer un buffer et de gérer l'envoi par interruption... Mais bon, je l'ai quand même fait :</text:p>
      <text:p text:style-name="Standard"/>
      <text:p text:style-name="Standard">Ouais, je sais, c'était pas la mort mais un peu chiant à faire...</text:p>
      <text:p text:style-name="Standard"/>
      <text:p text:style-name="Standard">L'ensemble du projet peut être télécharger i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uneSeb </meta:initial-creator>
    <meta:creation-date>2015-05-30T10:14:28</meta:creation-date>
    <meta:generator>LibreOffice/3.5$Linux_X86_64 LibreOffice_project/350m1$Build-2</meta:generator>
    <dc:date>2015-07-28T16:58:24</dc:date>
    <dc:creator>Programmeur </dc:creator>
    <meta:editing-duration>PT2H59M9S</meta:editing-duration>
    <meta:editing-cycles>19</meta:editing-cycles>
    <meta:document-statistic meta:table-count="0" meta:image-count="0" meta:object-count="0" meta:page-count="1" meta:paragraph-count="15" meta:word-count="389" meta:character-count="2206" meta:non-whitespace-character-count="1831"/>
  </office:meta>
</office:document-meta>
</file>